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C4000002C47B3F1F1FDF94027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6.51cm" fo:margin-left="0.018cm" fo:margin-top="0cm" fo:margin-bottom="0cm" fo:break-before="auto" fo:break-after="auto" table:align="left" style:writing-mode="lr-tb"/>
    </style:style>
    <style:style style:name="Tabla1.A" style:family="table-column">
      <style:table-column-properties style:column-width="5.211cm"/>
    </style:style>
    <style:style style:name="Tabla1.B" style:family="table-column">
      <style:table-column-properties style:column-width="11.298cm"/>
    </style:style>
    <style:style style:name="Tabla1.1" style:family="table-row">
      <style:table-row-properties fo:keep-together="auto"/>
    </style:style>
    <style:style style:name="Tabla1.A1" style:family="table-cell">
      <style:table-cell-properties style:vertical-align="" fo:background-color="#ffe599" fo:padding="0.176cm" fo:border="1pt solid #000000">
        <style:background-image/>
      </style:table-cell-properties>
    </style:style>
    <style:style style:name="Tabla1.B1" style:family="table-cell">
      <style:table-cell-properties style:vertical-align="" fo:background-color="transparent" fo:padding="0.176cm" fo:border="1pt solid #000000">
        <style:background-image/>
      </style:table-cell-properties>
    </style:style>
    <style:style style:name="Tabla2" style:family="table">
      <style:table-properties style:width="16.51cm" fo:margin-left="0.018cm" fo:margin-top="0cm" fo:margin-bottom="0cm" fo:break-before="auto" fo:break-after="auto" table:align="left" style:writing-mode="lr-tb"/>
    </style:style>
    <style:style style:name="Tabla2.A" style:family="table-column">
      <style:table-column-properties style:column-width="5.211cm"/>
    </style:style>
    <style:style style:name="Tabla2.B" style:family="table-column">
      <style:table-column-properties style:column-width="11.298cm"/>
    </style:style>
    <style:style style:name="Tabla2.1" style:family="table-row">
      <style:table-row-properties fo:keep-together="auto"/>
    </style:style>
    <style:style style:name="Tabla2.A1" style:family="table-cell">
      <style:table-cell-properties style:vertical-align="" fo:background-color="#ffe599" fo:padding="0.176cm" fo:border="1pt solid #000000">
        <style:background-image/>
      </style:table-cell-properties>
    </style:style>
    <style:style style:name="Tabla2.B1" style:family="table-cell">
      <style:table-cell-properties style:vertical-align="" fo:background-color="transparent" fo:padding="0.176cm" fo:border="1pt solid #000000">
        <style:background-image/>
      </style:table-cell-properties>
    </style:style>
    <style:style style:name="P1"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style>
    <style:style style:name="P2"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style>
    <style:style style:name="P3"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style>
    <style:style style:name="P4"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style>
    <style:style style:name="P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4a86e8" loext:opacity="100%" fo:font-size="11pt" fo:font-weight="normal" style:font-size-asian="11pt" style:font-weight-asian="normal" style:font-size-complex="11pt"/>
    </style:style>
    <style:style style:name="P6"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style>
    <style:style style:name="P7"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style>
    <style:style style:name="P8"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style:style>
    <style:style style:name="P9" style:family="paragraph" style:parent-style-name="Heading_20_3" style:list-style-name="WWNum2">
      <style:paragraph-properties fo:margin-left="2.54cm" fo:margin-right="0.009cm" fo:margin-top="0.109cm" fo:margin-bottom="0cm" style:contextual-spacing="false" fo:line-height="100%" fo:text-align="justify" style:justify-single-word="false" fo:orphans="0" fo:widows="0" fo:text-indent="-0.635cm" style:auto-text-indent="false" fo:break-before="auto" fo:break-after="auto"/>
    </style:style>
    <style:style style:name="P10" style:family="paragraph" style:parent-style-name="Heading_20_3" style:list-style-name="WWNum2">
      <style:paragraph-properties fo:margin-left="2.54cm" fo:margin-right="0.009cm" fo:margin-top="0cm" fo:margin-bottom="0cm" style:contextual-spacing="false" fo:line-height="100%" fo:text-align="justify" style:justify-single-word="false" fo:orphans="0" fo:widows="0" fo:text-indent="-0.635cm" style:auto-text-indent="false" fo:break-before="auto" fo:break-after="auto"/>
    </style:style>
    <style:style style:name="P11" style:family="paragraph" style:parent-style-name="Heading_20_3" style:list-style-name="WWNum2">
      <style:paragraph-properties fo:margin-left="2.54cm" fo:margin-right="0.009cm" fo:margin-top="0cm" fo:margin-bottom="0.141cm" style:contextual-spacing="false" fo:line-height="100%" fo:text-align="justify" style:justify-single-word="false" fo:orphans="0" fo:widows="0" fo:text-indent="-0.635cm" style:auto-text-indent="false" fo:break-before="auto" fo:break-after="auto"/>
    </style:style>
    <style:style style:name="P12"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style>
    <style:style style:name="P13" style:family="paragraph" style:parent-style-name="normal" style:master-page-name="First_20_Page">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style:page-number="0" fo:break-before="auto" fo:break-after="auto" fo:background-color="transparent" fo:padding="0cm" fo:border="none" style:shadow="none" fo:keep-with-next="auto" style:join-border="false"/>
    </style:style>
    <style:style style:name="P14" style:family="paragraph" style:parent-style-name="normal">
      <loext:graphic-properties draw:fill="none" draw:fill-color="#ffffff"/>
      <style:paragraph-properties fo:margin-left="6.35cm" fo:margin-right="0.009cm" fo:margin-top="0.109cm" fo:margin-bottom="0cm" style:contextual-spacing="false" fo:line-height="115%" fo:text-align="justify" style:justify-single-word="false" fo:keep-together="auto" fo:orphans="0" fo:widows="0" fo:text-indent="1.27cm" style:auto-text-indent="false" fo:break-before="auto" fo:break-after="auto" fo:background-color="transparent" fo:padding="0cm" fo:border="none" style:shadow="none" fo:keep-with-next="auto" style:join-border="false"/>
    </style:style>
    <style:style style:name="P15" style:family="paragraph" style:parent-style-name="normal" style:list-style-name="WWNum3">
      <loext:graphic-properties draw:fill="none" draw:fill-color="#ffffff"/>
      <style:paragraph-properties fo:margin-left="1.27cm" fo:margin-right="0.009cm" fo:margin-top="0.109cm" fo:margin-bottom="0cm" style:contextual-spacing="false" fo:line-height="115%" fo:text-align="justify"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16" style:family="paragraph" style:parent-style-name="normal" style:list-style-name="WWNum3">
      <loext:graphic-properties draw:fill="none" draw:fill-color="#ffffff"/>
      <style:paragraph-properties fo:margin-left="1.27cm" fo:margin-right="0.009cm" fo:margin-top="0cm" fo:margin-bottom="0cm" style:contextual-spacing="false" fo:line-height="115%" fo:text-align="justify" style:justify-single-word="false" fo:keep-together="auto" fo:orphans="0" fo:widows="0" fo:text-indent="-0.635cm" style:auto-text-indent="false" fo:break-before="auto" fo:break-after="auto" fo:background-color="transparent" fo:padding="0cm" fo:border="none" style:shadow="none" fo:keep-with-next="auto" style:join-border="false"/>
    </style:style>
    <style:style style:name="P17" style:family="paragraph" style:parent-style-name="normal">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style>
    <style:style style:name="P18" style:family="paragraph" style:parent-style-name="normal">
      <style:paragraph-properties fo:line-height="100%" fo:text-align="justify" style:justify-single-word="false" fo:orphans="0" fo:widows="0"/>
    </style:style>
    <style:style style:name="P19" style:family="paragraph" style:parent-style-name="normal">
      <style:paragraph-properties fo:line-height="100%" fo:text-align="justify" style:justify-single-word="false" fo:orphans="0" fo:widows="0"/>
      <style:text-properties officeooo:paragraph-rsid="001de796"/>
    </style:style>
    <style:style style:name="P20"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join-border="false"/>
    </style:style>
    <style:style style:name="P21" style:family="paragraph" style:parent-style-name="normal">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22"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style>
    <style:style style:name="P23" style:family="paragraph" style:parent-style-name="normal">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24" style:family="paragraph" style:parent-style-name="normal">
      <style:paragraph-properties fo:margin-top="0.106cm" fo:margin-bottom="0cm" style:contextual-spacing="false" fo:line-height="100%" fo:orphans="0" fo:widows="0">
        <style:tab-stops>
          <style:tab-stop style:position="21.167cm" style:type="right"/>
        </style:tab-stops>
      </style:paragraph-properties>
    </style:style>
    <style:style style:name="P2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P26"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P27" style:family="paragraph" style:parent-style-name="normal">
      <style:paragraph-properties fo:text-align="justify" style:justify-single-word="false" fo:break-before="auto" fo:break-after="auto"/>
    </style:style>
    <style:style style:name="P28" style:family="paragraph" style:parent-style-name="normal">
      <style:paragraph-properties fo:break-before="auto" fo:break-after="auto"/>
    </style:style>
    <style:style style:name="P29" style:family="paragraph" style:parent-style-name="normal">
      <style:paragraph-properties fo:orphans="0" fo:widows="0"/>
    </style:style>
    <style:style style:name="P30" style:family="paragraph" style:parent-style-name="normal">
      <style:paragraph-properties fo:text-align="end" style:justify-single-word="false" fo:break-before="auto" fo:break-after="auto"/>
    </style:style>
    <style:style style:name="P31" style:family="paragraph" style:parent-style-name="normal">
      <style:paragraph-properties fo:text-align="end" style:justify-single-word="false" fo:orphans="0" fo:widows="0"/>
    </style:style>
    <style:style style:name="P32" style:family="paragraph" style:parent-style-name="normal">
      <style:paragraph-properties fo:text-align="center" style:justify-single-word="false" fo:break-before="auto" fo:break-after="auto"/>
    </style:style>
    <style:style style:name="P33" style:family="paragraph" style:parent-style-name="normal" style:list-style-name="WWNum1">
      <style:paragraph-properties fo:margin-left="1.27cm" fo:margin-right="0cm" fo:line-height="100%" fo:text-align="justify" style:justify-single-word="false" fo:orphans="0" fo:widows="0" fo:text-indent="-0.635cm" style:auto-text-indent="false"/>
      <style:text-properties officeooo:rsid="001de796" officeooo:paragraph-rsid="001de796"/>
    </style:style>
    <style:style style:name="P34"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rsid="001de796" officeooo:paragraph-rsid="001de796"/>
    </style:style>
    <style:style style:name="P35" style:family="paragraph" style:parent-style-name="normal">
      <loext:graphic-properties draw:fill="none" draw:fill-color="#ffffff"/>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background-color="transparent" fo:padding="0cm" fo:border="none" style:shadow="none" fo:keep-with-next="auto" style:join-border="false"/>
      <style:text-properties officeooo:rsid="001f4432" officeooo:paragraph-rsid="001f4432"/>
    </style:style>
    <style:style style:name="P36" style:family="paragraph" style:parent-style-name="normal" style:list-style-name="L1">
      <loext:graphic-properties draw:fill="none" draw:fill-color="#ffffff"/>
      <style:paragraph-properties fo:margin-top="0.109cm" fo:margin-bottom="0cm" style:contextual-spacing="false" fo:line-height="115%" fo:text-align="justify" style:justify-single-word="false" fo:orphans="0" fo:widows="0" fo:background-color="transparent" fo:padding="0cm" fo:border="none" style:shadow="none" style:join-border="false"/>
      <style:text-properties officeooo:rsid="001f4432" officeooo:paragraph-rsid="001f4432"/>
    </style:style>
    <style:style style:name="T1" style:family="text">
      <style:text-properties fo:font-size="18pt" style:font-size-asian="18pt" style:font-size-complex="18pt"/>
    </style:style>
    <style:style style:name="T2" style:family="text">
      <style:text-properties fo:font-size="36pt" style:font-size-asian="36pt" style:font-size-complex="36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officeooo:rsid="001de796" style:font-style-asian="italic"/>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8" style:family="text">
      <style:text-properties fo:color="#000000" loext:opacity="100%" style:text-underline-style="none" fo:font-weight="bold" style:font-weight-asian="bold"/>
    </style:style>
    <style:style style:name="T9" style:family="text">
      <style:text-properties fo:color="#000000" loext:opacity="100%" style:text-underline-style="none"/>
    </style:style>
    <style:style style:name="T10" style:family="text">
      <style:text-properties fo:color="#4a86e8" loext:opacity="100%"/>
    </style:style>
    <style:style style:name="T11" style:family="text">
      <style:text-properties fo:color="#4a86e8" loext:opacity="100%" fo:font-style="italic" style:font-style-asian="italic"/>
    </style:style>
    <style:style style:name="T12" style:family="text">
      <style:text-properties fo:color="#4a86e8" loext:opacity="100%" fo:font-style="italic" style:text-underline-style="solid" style:text-underline-width="auto" style:text-underline-color="font-color" style:font-style-asian="italic"/>
    </style:style>
    <style:style style:name="T13" style:family="text">
      <style:text-properties fo:color="#4a86e8" loext:opacity="100%" fo:font-size="11pt" fo:font-weight="normal" style:font-size-asian="11pt" style:font-weight-asian="normal" style:font-size-complex="11pt"/>
    </style:style>
    <style:style style:name="T14" style:family="text">
      <style:text-properties fo:color="#4a86e8" loext:opacity="100%" fo:font-size="11pt" fo:font-style="italic" fo:font-weight="normal" style:font-size-asian="11pt" style:font-style-asian="italic" style:font-weight-asian="normal" style:font-size-complex="11pt"/>
    </style:style>
    <style:style style:name="T15" style:family="text">
      <style:text-properties style:text-underline-style="none"/>
    </style:style>
    <style:style style:name="T16" style:family="text">
      <style:text-properties fo:color="#3c78d8" loext:opacity="100%"/>
    </style:style>
    <style:style style:name="T17" style:family="text">
      <style:text-properties fo:color="#3c78d8" loext:opacity="100%" fo:font-style="italic" style:font-style-asian="italic"/>
    </style:style>
    <style:style style:name="T18" style:family="text">
      <style:text-properties fo:color="#ff9900" loext:opacity="100%"/>
    </style:style>
    <style:style style:name="T19" style:family="text">
      <style:text-properties officeooo:rsid="001de79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2"/>
      <text:p text:style-name="P12"/>
      <text:p text:style-name="P12"/>
      <text:p text:style-name="P12"/>
      <text:p text:style-name="P12"/>
      <text:p text:style-name="P12"><text:span text:style-name="T1">Projecte Final de Cicle</text:span></text:p>
      <text:p text:style-name="P12"><text:span text:style-name="T2">Títol del project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pan text:style-name="T3">Alumne</text:span>: <text:tab/><text:tab/>Nom de l’alumne</text:p>
      <text:p text:style-name="P14"><text:span text:style-name="T3">DNI</text:span>:<text:tab/><text:tab/> <text:tab/>DNI de l’alumne</text:p>
      <text:p text:style-name="P14"><text:span text:style-name="T3">Tutor Individual:<text:tab/></text:span>Nom del tutor individual</text:p>
      <text:p text:style-name="P14"><text:span text:style-name="T3">Tutor del grup:<text:tab/></text:span>Nom del tutor individual</text:p>
      <text:p text:style-name="P17"/>
      <text:p text:style-name="P12"/>
      <text:p text:style-name="P1"><text:bookmark text:name="_k5xpqxbak954"/>Dades del Projecte</text:p>
      <text:p text:style-name="P17"/>
      <text:p text:style-name="P7"><text:bookmark text:name="_w67zhm253h4a"/>Dades de l’alumne</text:p>
      <table:table table:name="Tabla1" table:style-name="Tabla1">
        <table:table-column table:style-name="Tabla1.A"/>
        <table:table-column table:style-name="Tabla1.B"/>
        <table:table-row table:style-name="Tabla1.1">
          <table:table-cell table:style-name="Tabla1.A1" office:value-type="string">
            <text:p text:style-name="P20"><text:span text:style-name="T3">Nom i cognoms</text:span></text:p>
          </table:table-cell>
          <table:table-cell table:style-name="Tabla1.B1" office:value-type="string">
            <text:p text:style-name="P20"/>
          </table:table-cell>
        </table:table-row>
        <table:table-row table:style-name="Tabla1.1">
          <table:table-cell table:style-name="Tabla1.A1" office:value-type="string">
            <text:p text:style-name="P20"><text:span text:style-name="T3">NIF/NIE</text:span></text:p>
          </table:table-cell>
          <table:table-cell table:style-name="Tabla1.B1" office:value-type="string">
            <text:p text:style-name="P20"/>
          </table:table-cell>
        </table:table-row>
        <table:table-row table:style-name="Tabla1.1">
          <table:table-cell table:style-name="Tabla1.A1" office:value-type="string">
            <text:p text:style-name="P20"><text:span text:style-name="T3">Curs i CF</text:span></text:p>
          </table:table-cell>
          <table:table-cell table:style-name="Tabla1.B1" office:value-type="string">
            <text:p text:style-name="P20">2n DAM</text:p>
          </table:table-cell>
        </table:table-row>
      </table:table>
      <text:p text:style-name="P17"/>
      <text:p text:style-name="P7"><text:bookmark text:name="_xbs7vlpih4qc"/>Dades del projecte</text:p>
      <table:table table:name="Tabla2" table:style-name="Tabla2">
        <table:table-column table:style-name="Tabla2.A"/>
        <table:table-column table:style-name="Tabla2.B"/>
        <table:table-row table:style-name="Tabla2.1">
          <table:table-cell table:style-name="Tabla2.A1" office:value-type="string">
            <text:p text:style-name="P18"><text:span text:style-name="T3">Títol del projecte</text:span></text:p>
          </table:table-cell>
          <table:table-cell table:style-name="Tabla2.B1" office:value-type="string">
            <text:p text:style-name="P18"/>
          </table:table-cell>
        </table:table-row>
        <table:table-row table:style-name="Tabla2.1">
          <table:table-cell table:style-name="Tabla2.A1" office:value-type="string">
            <text:p text:style-name="P18"><text:span text:style-name="T3">Nom del tutor individual</text:span></text:p>
          </table:table-cell>
          <table:table-cell table:style-name="Tabla2.B1" office:value-type="string">
            <text:p text:style-name="P18"/>
          </table:table-cell>
        </table:table-row>
        <table:table-row table:style-name="Tabla2.1">
          <table:table-cell table:style-name="Tabla2.A1" office:value-type="string">
            <text:p text:style-name="P18"><text:span text:style-name="T3">Nom del tutor del grup</text:span></text:p>
          </table:table-cell>
          <table:table-cell table:style-name="Tabla2.B1" office:value-type="string">
            <text:p text:style-name="P18"/>
          </table:table-cell>
        </table:table-row>
        <table:table-row table:style-name="Tabla2.1">
          <table:table-cell table:style-name="Tabla2.A1" office:value-type="string">
            <text:p text:style-name="P18"><text:span text:style-name="T3">Resum</text:span></text:p>
          </table:table-cell>
          <table:table-cell table:style-name="Tabla2.B1" office:value-type="string">
            <text:p text:style-name="P19"><text:span text:style-name="T5">Una aplicació amb Flutter que gestiona l’accés d’usuaris, registra llibres amb ressenyes i valoracions per a cada llibre, conectat amb una base de dades en PostgrSQL i utilitzant el mètode provider.</text:span></text:p>
          </table:table-cell>
        </table:table-row>
        <table:table-row table:style-name="Tabla2.1">
          <table:table-cell table:style-name="Tabla2.A1" office:value-type="string">
            <text:p text:style-name="P18"><text:span text:style-name="T3">Abstract</text:span></text:p>
          </table:table-cell>
          <table:table-cell table:style-name="Tabla2.B1" office:value-type="string">
            <text:p text:style-name="P19"><text:span text:style-name="T5">An app with Flutter that manages user access, register books with reviews and rating for each book, connected to a PostgreSQL database, and using the provider method.</text:span></text:p>
          </table:table-cell>
        </table:table-row>
        <table:table-row table:style-name="Tabla2.1">
          <table:table-cell table:style-name="Tabla2.A1" office:value-type="string">
            <text:p text:style-name="P18"><text:span text:style-name="T3">Mòduls implicats</text:span></text:p>
          </table:table-cell>
          <table:table-cell table:style-name="Tabla2.B1" office:value-type="string">
            <text:list xml:id="list3701731238" text:style-name="WWNum1">
              <text:list-item>
                <text:p text:style-name="P33">Acces a dades</text:p>
              </text:list-item>
              <text:list-item>
                <text:p text:style-name="P33">Programació multimèdia i dispositius móbils</text:p>
              </text:list-item>
            </text:list>
          </table:table-cell>
        </table:table-row>
        <table:table-row table:style-name="Tabla2.1">
          <table:table-cell table:style-name="Tabla2.A1" office:value-type="string">
            <text:p text:style-name="P18"><text:span text:style-name="T3">Data de presentació</text:span></text:p>
          </table:table-cell>
          <table:table-cell table:style-name="Tabla2.B1" office:value-type="string">
            <text:p text:style-name="P18">xx de juny de 202<text:span text:style-name="T19">4</text:span></text:p>
          </table:table-cell>
        </table:table-row>
      </table:table>
      <text:p text:style-name="P17"/>
      <text:p text:style-name="P17"/>
      <text:p text:style-name="P17"/>
      <text:p text:style-name="P17"/>
      <text:p text:style-name="P1"><text:bookmark text:name="_k7dpfb9z0yw1"/>Índex</text:p>
      <text:table-of-content text:style-name="Sect1" text:protected="true" text:name="Sumario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k5xpqxbak954" text:style-name="Index_20_Link" text:visited-style-name="Index_20_Link"><text:span text:style-name="T6">Dades del Projecte<text:tab/>1</text:span></text:a></text:p>
          <text:p text:style-name="P21"><text:a xlink:type="simple" xlink:href="#_w67zhm253h4a" text:style-name="Index_20_Link" text:visited-style-name="Index_20_Link"><text:span text:style-name="T7">Dades de l’alumne<text:tab/>1</text:span></text:a></text:p>
          <text:p text:style-name="P21"><text:a xlink:type="simple" xlink:href="#_xbs7vlpih4qc" text:style-name="Index_20_Link" text:visited-style-name="Index_20_Link"><text:span text:style-name="T7">Dades del projecte<text:tab/>1</text:span></text:a></text:p>
          <text:p text:style-name="P22"><text:a xlink:type="simple" xlink:href="#_k7dpfb9z0yw1" text:style-name="Index_20_Link" text:visited-style-name="Index_20_Link"><text:span text:style-name="T6">Índex<text:tab/>2</text:span></text:a></text:p>
          <text:p text:style-name="P22"><text:a xlink:type="simple" xlink:href="#_u50rgliq5u30" text:style-name="Index_20_Link" text:visited-style-name="Index_20_Link"><text:span text:style-name="T6">1. Introducció/Marc del projecte<text:tab/>2</text:span></text:a></text:p>
          <text:p text:style-name="P23"><text:a xlink:type="simple" xlink:href="#_hhlh0wv9ltf" text:style-name="Index_20_Link" text:visited-style-name="Index_20_Link"><text:span text:style-name="T7">1.1. Descripció del projecte<text:tab/>2</text:span></text:a></text:p>
          <text:p text:style-name="P23"><text:a xlink:type="simple" xlink:href="#_9f4m2ib32ag3" text:style-name="Index_20_Link" text:visited-style-name="Index_20_Link"><text:span text:style-name="T7">1.2. Objectius<text:tab/>2</text:span></text:a></text:p>
          <text:p text:style-name="P23"><text:a xlink:type="simple" xlink:href="#_j1kxce1eev" text:style-name="Index_20_Link" text:visited-style-name="Index_20_Link"><text:span text:style-name="T7">1.3. Tipus de projecte<text:tab/>2</text:span></text:a></text:p>
          <text:p text:style-name="P23"><text:a xlink:type="simple" xlink:href="#_gq1kq5gw19yn" text:style-name="Index_20_Link" text:visited-style-name="Index_20_Link"><text:span text:style-name="T7">1.4. Orientacions per al desenvolupament i recursos<text:tab/>2</text:span></text:a></text:p>
          <text:p text:style-name="P22"><text:a xlink:type="simple" xlink:href="#_w7ym4kz85m1c" text:style-name="Index_20_Link" text:visited-style-name="Index_20_Link"><text:span text:style-name="T6">2. Anàlisi/Estudi de l'estat actual<text:tab/>4</text:span></text:a></text:p>
          <text:p text:style-name="P23"><text:a xlink:type="simple" xlink:href="#_axto99fjo90l" text:style-name="Index_20_Link" text:visited-style-name="Index_20_Link"><text:span text:style-name="T7">2.1. Descripció del sistema actual<text:tab/>4</text:span></text:a></text:p>
          <text:p text:style-name="P23"><text:a xlink:type="simple" xlink:href="#_1nd9dqqbtr5q" text:style-name="Index_20_Link" text:visited-style-name="Index_20_Link"><text:span text:style-name="T7">2.2. Viabilitat del sistema actual<text:tab/>4</text:span></text:a></text:p>
          <text:p text:style-name="P23"><text:a xlink:type="simple" xlink:href="#_t9aujdhm80ew" text:style-name="Index_20_Link" text:visited-style-name="Index_20_Link"><text:span text:style-name="T7">2.3. Requeriments del nou sistema<text:tab/>4</text:span></text:a></text:p>
          <text:p text:style-name="P22"><text:a xlink:type="simple" xlink:href="#_m1f9chsnynks" text:style-name="Index_20_Link" text:visited-style-name="Index_20_Link"><text:span text:style-name="T6">3. Disseny de la solució<text:tab/>4</text:span></text:a></text:p>
          <text:p text:style-name="P21"><text:a xlink:type="simple" xlink:href="#_buxz0342fica" text:style-name="Index_20_Link" text:visited-style-name="Index_20_Link"><text:span text:style-name="T9">3.3.1. Diagrama de classes<text:tab/>5</text:span></text:a></text:p>
          <text:p text:style-name="P21"><text:a xlink:type="simple" xlink:href="#_ayu4143a0iz" text:style-name="Index_20_Link" text:visited-style-name="Index_20_Link"><text:span text:style-name="T9">3.3.2. Diagrames de comportament<text:tab/>5</text:span></text:a></text:p>
          <text:p text:style-name="P21"><text:a xlink:type="simple" xlink:href="#_tpywj874md1" text:style-name="Index_20_Link" text:visited-style-name="Index_20_Link"><text:span text:style-name="T9">3.3.3. Persistència: Diagrames Entitat-Relació. Pas a taules.<text:tab/>5</text:span></text:a></text:p>
          <text:p text:style-name="P21"><text:a xlink:type="simple" xlink:href="#_flbhqtn166wq" text:style-name="Index_20_Link" text:visited-style-name="Index_20_Link"><text:span text:style-name="T9">3.3.4. Disseny de la interfície. Mockups, prototips.<text:tab/>5</text:span></text:a></text:p>
          <text:p text:style-name="P21"><text:a xlink:type="simple" xlink:href="#_md5fhqwgg22e" text:style-name="Index_20_Link" text:visited-style-name="Index_20_Link"><text:span text:style-name="T7">3.3.5. Planificació temporal i pressupost<text:tab/>5</text:span></text:a></text:p>
          <text:p text:style-name="P21"><text:a xlink:type="simple" xlink:href="#_53x8y3be2fwy" text:style-name="Index_20_Link" text:visited-style-name="Index_20_Link"><text:span text:style-name="T9">- Definició de les tasques i subtasques en què dividirem el projecte<text:tab/>5</text:span></text:a></text:p>
          <text:p text:style-name="P21"><text:a xlink:type="simple" xlink:href="#_yhywzvw749bu" text:style-name="Index_20_Link" text:visited-style-name="Index_20_Link"><text:span text:style-name="T9">- Estimació del cost temporal de cadascuna de les tasques<text:tab/>5</text:span></text:a></text:p>
          <text:p text:style-name="P21"><text:a xlink:type="simple" xlink:href="#_crsugb7icd5s" text:style-name="Index_20_Link" text:visited-style-name="Index_20_Link"><text:span text:style-name="T9">- Estimació del cost econòmic<text:tab/>5</text:span></text:a></text:p>
          <text:p text:style-name="P22"><text:a xlink:type="simple" xlink:href="#_yc8eif6pf8ip" text:style-name="Index_20_Link" text:visited-style-name="Index_20_Link"><text:span text:style-name="T6">4. Desenvolupament de la solució<text:tab/>6</text:span></text:a></text:p>
          <text:p text:style-name="P22"><text:a xlink:type="simple" xlink:href="#_a85aezk1vfj7" text:style-name="Index_20_Link" text:visited-style-name="Index_20_Link"><text:span text:style-name="T8">5. Prova de software<text:tab/>6</text:span></text:a></text:p>
          <text:p text:style-name="P22"><text:a xlink:type="simple" xlink:href="#_jg4uogxdcfjd" text:style-name="Index_20_Link" text:visited-style-name="Index_20_Link"><text:span text:style-name="T8">En aquest apartat documentarem la fase 5 Prova de software, comentant les tècniques utilitzades i el seu resultat.<text:tab/>6</text:span></text:a></text:p>
          <text:p text:style-name="P22"><text:a xlink:type="simple" xlink:href="#_u85fsxpyasuy" text:style-name="Index_20_Link" text:visited-style-name="Index_20_Link"><text:span text:style-name="T6">6. Implantació de la solució<text:tab/>6</text:span></text:a></text:p>
          <text:p text:style-name="P22"><text:a xlink:type="simple" xlink:href="#_xmk6e5962drw" text:style-name="Index_20_Link" text:visited-style-name="Index_20_Link"><text:span text:style-name="T8">En aquest apartat documentarem la fase 6 Implantació, comentant les tècniques utilitzades i el seu resultat. També podeu comentar qualsevol aspecte sobre la fase de manteniment necessari o bé sobre la publicació de l’aplicació (repositoris personals, PlayStore, etc)<text:tab/>6</text:span></text:a></text:p>
          <text:p text:style-name="P23"><text:a xlink:type="simple" xlink:href="#_iangrbvkucf" text:style-name="Index_20_Link" text:visited-style-name="Index_20_Link"><text:span text:style-name="T7">6.1. Definir les fases d'implantació/migració<text:tab/>7</text:span></text:a></text:p>
          <text:p text:style-name="P23"><text:a xlink:type="simple" xlink:href="#_k03ox6nrytmf" text:style-name="Index_20_Link" text:visited-style-name="Index_20_Link"><text:span text:style-name="T7">6.2. Inventari de maquinari i programari<text:tab/>7</text:span></text:a></text:p>
          <text:p text:style-name="P23"><text:a xlink:type="simple" xlink:href="#_lg2ri7mnis1a" text:style-name="Index_20_Link" text:visited-style-name="Index_20_Link"><text:span text:style-name="T7">6.3. Diagrames de xarxa i estructura<text:tab/>7</text:span></text:a></text:p>
          <text:p text:style-name="P23"><text:a xlink:type="simple" xlink:href="#_imtrhmggci4e" text:style-name="Index_20_Link" text:visited-style-name="Index_20_Link"><text:span text:style-name="T7">6.4. Migració/Implantació de serveis<text:tab/>8</text:span></text:a></text:p>
          <text:p text:style-name="P23"><text:a xlink:type="simple" xlink:href="#_f3fdap7b61od" text:style-name="Index_20_Link" text:visited-style-name="Index_20_Link"><text:span text:style-name="T7">6.5. Formació, comunicació i suport a l'usuari<text:tab/>9</text:span></text:a></text:p>
          <text:p text:style-name="P23"><text:a xlink:type="simple" xlink:href="#_fuamsamsu8tg" text:style-name="Index_20_Link" text:visited-style-name="Index_20_Link"><text:span text:style-name="T7">6.6. Calendari d'execució<text:tab/>9</text:span></text:a></text:p>
          <text:p text:style-name="P22"><text:a xlink:type="simple" xlink:href="#_gzqx3lklsrl3" text:style-name="Index_20_Link" text:visited-style-name="Index_20_Link"><text:span text:style-name="T6">7. Conclusions i treballs futurs<text:tab/>9</text:span></text:a></text:p>
        </text:index-body>
      </text:table-of-content>
      <text:p text:style-name="P2"><text:bookmark text:name="_x2m3gyx685bj"/><text:soft-page-break/></text:p>
      <text:p text:style-name="P2"><text:bookmark text:name="_u50rgliq5u30"/>1. Introducció/Marc del projecte</text:p>
      <text:p text:style-name="normal"><text:span text:style-name="T10">Aquest apartat es correspondria bàsicament a la documentació generada durant la primera fase de desenvolupament del projecte (Fase 1. Planificació del projecte), que teniu descrita al document </text:span><text:span text:style-name="T11">Fases en l’elaboració d’un projecte (</text:span><text:a xlink:type="simple" xlink:href="https://aules.edu.gva.es/fp/pluginfile.php/5049622/mod_resource/content/1/Fases.pdf" text:style-name="Default_20_Style" text:visited-style-name="Default_20_Style"><text:span text:style-name="T12">https://aules.edu.gva.es/fp/pluginfile.php/5049622/mod_resource/content/1/Fases.pdf</text:span></text:a><text:span text:style-name="T11"> )</text:span><text:span text:style-name="T10">. </text:span></text:p>
      <text:p text:style-name="P6"><text:bookmark text:name="_hhlh0wv9ltf"/>1.1. Descripció del projecte</text:p>
      <text:p text:style-name="P34">LibroSphere es una aplicació desenvolupada amb Flutter que serveix com a gestor d’accés per als usuaris, permetent-los inciar sessió i registrar-se. A més, ofereix la uncionalitat de registrar llibres amb les seves ressenyes i valoracions associades. Conectada a una base de dades en PostgreSQL per emmagatzemar les dades de forma segura. Utilitza el patró de gestó d’estar provider per a una gestió eficient de l’estar de l’aplicació.</text:p>
      <text:p text:style-name="P12"/>
      <text:p text:style-name="P6"><text:bookmark text:name="_9f4m2ib32ag3"/>1.2. Objectius</text:p>
      <text:p text:style-name="P35">Els objectius principals d’aquest projecte són:</text:p>
      <text:list xml:id="list1730459783" text:style-name="L1">
        <text:list-item>
          <text:p text:style-name="P36">Reduir l’ús de paper.</text:p>
        </text:list-item>
        <text:list-item>
          <text:p text:style-name="P36">Permetre asl usuaris valorar llibre en qualsevol lloc</text:p>
        </text:list-item>
        <text:list-item>
          <text:p text:style-name="P36">Facilitar als usuaris compartir les seues valoracions en xarxes socials.</text:p>
        </text:list-item>
      </text:list>
      <text:p text:style-name="P12"/>
      <text:p text:style-name="P6"><text:bookmark text:name="_j1kxce1eev"/>1.3. Tipus de projecte</text:p>
      <text:p text:style-name="P12">Indicarem el tipus de projecte segons l’àmbit:</text:p>
      <text:list xml:id="list2376873526" text:style-name="WWNum3">
        <text:list-item>
          <text:p text:style-name="P15">Intern: Si es tracta d’un projecte per a ús intern d’una l’empresa o orgnaització</text:p>
        </text:list-item>
        <text:list-item>
          <text:p text:style-name="P16">Extern: Si es tracta d’un projecte desenvolupat per l’empresa per a tercers</text:p>
        </text:list-item>
      </text:list>
      <text:p text:style-name="P12"/>
      <text:p text:style-name="P12">També caldrà indicar <text:s/>els requeriments o recursos necessaris en quant a programari, infrastructura, etc.</text:p>
      <text:p text:style-name="P12"/>
      <text:p text:style-name="P6"><text:bookmark text:name="_gq1kq5gw19yn"/>1.4. Orientacions per al desenvolupament i recursos</text:p>
      <text:p text:style-name="P12">Aci explicarem les diferents orientacions per al desenvolupament que hem anat seguint, així com els recursos tant bibliogràfics com web hem tingut com a punt de partida, altres projectes, etc.</text:p>
      <text:p text:style-name="P12"/>
      <text:p text:style-name="P12"/>
      <text:p text:style-name="P1"><text:bookmark text:name="_w7ym4kz85m1c"/>2. Anàlisi/Estudi de l'estat actual</text:p>
      <text:p text:style-name="P6"><text:bookmark text:name="_axto99fjo90l"/>2.1. Descripció del sistema actual</text:p>
      <text:p text:style-name="P12">Aci farem una anàlisi, estudi o auditoria del sistema actual, o de la situació inicial de la que partim i volem millorar.</text:p>
      <text:p text:style-name="P12"/>
      <text:p text:style-name="P6"><text:bookmark text:name="_1nd9dqqbtr5q"/>2.2. Viabilitat del sistema actual</text:p>
      <text:p text:style-name="P12">Aci farem una avaluació de la viabilitat del sistema en funció dels objectius plantejats. Veurem doncs si el sistema actual és viable (i en eixe cas no hauríem de fer res), o bé, aquest no és viable o es pot millorar, de manera que justifiquem així la realització del nostre projecte.</text:p>
      <text:p text:style-name="P12"/>
      <text:p text:style-name="P6"><text:bookmark text:name="_t9aujdhm80ew"/>2.3. Requeriments del nou sistema</text:p>
      <text:p text:style-name="P12">Una vegada hem determinat si el sistema actual és viable o no, establim els requeriments per al nou sistema que haurem de desenvolupar.</text:p>
      <text:p text:style-name="P12"/>
      <text:p text:style-name="P12"><text:span text:style-name="T16">Aquest apartat es correspondria a la documentació generada a la </text:span><text:span text:style-name="T17">Fase 2. Anàlisi de requisits, </text:span><text:span text:style-name="T16">on incloureu documentació com la llista de requeriments, casos d’ús, històries d’usuari, requisits funcionals i no funcionals, prototipus o mockups, o mapes mentals.</text:span></text:p>
      <text:p text:style-name="P12"/>
      <text:p text:style-name="P1"><text:bookmark text:name="_m1f9chsnynks"/>3. Disseny de la solució</text:p>
      <text:p text:style-name="P12">En aquest apartat comencem a donar-li forma a la solució, analitzant els diferents aspectes de disseny i possibles alternatives (patrons arquitectònics, etc). </text:p>
      <text:p text:style-name="P12"><text:span text:style-name="T10">En aquest apartat documentarem tot allò realitzat en la </text:span><text:span text:style-name="T11">Fase 3. Disseny del sistema, </text:span><text:span text:style-name="T10"><text:s/>i incliurem documents com els diagrames UML de classes, de comportament, diagrams de seqüència, patrons de disseny; el disseny de la persistència amb diagrames Entitat-relació i el seu pas a taules, i els dissenys de la interfície, amb prototipus o representacions visuals del sistema.</text:span></text:p>
      <text:p text:style-name="P12"/>
      <text:p text:style-name="P12">En aquest apartat, que ja podem determinar quines subtasques caldrà realitzar al projecte, podem fer una estimació del cost temporal, així com l’estimació del cost econòmic.</text:p>
      <text:p text:style-name="P8"><text:bookmark text:name="_lcy05z28isii"/></text:p>
      <text:p text:style-name="P8"><text:bookmark text:name="_buxz0342fica"/>3.3.1. Diagrama de classes</text:p>
      <text:p text:style-name="P8"><text:bookmark text:name="_ayu4143a0iz"/>3.3.2. Diagrames de comportament</text:p>
      <text:p text:style-name="P8"><text:bookmark text:name="_tpywj874md1"/>3.3.3. Persistència: Diagrames Entitat-Relació. Pas a taules.</text:p>
      <text:p text:style-name="P8"><text:bookmark text:name="_flbhqtn166wq"/>3.3.4. Disseny de la interfície. Mockups, prototips.</text:p>
      <text:p text:style-name="P7"><text:bookmark text:name="_md5fhqwgg22e"/>3.3.5. Planificació temporal i pressupost</text:p>
      <text:list xml:id="list2118059768" text:style-name="WWNum2">
        <text:list-item>
          <text:p text:style-name="P9"><text:bookmark text:name="_53x8y3be2fwy"/>Definició de les tasques i subtasques en què dividirem el projecte</text:p>
        </text:list-item>
        <text:list-item>
          <text:p text:style-name="P10"><text:bookmark text:name="_yhywzvw749bu"/>Estimació del cost temporal de cadascuna de les tasques</text:p>
        </text:list-item>
        <text:list-item>
          <text:p text:style-name="P11"><text:bookmark text:name="_crsugb7icd5s"/>Estimació del cost econòmic</text:p>
        </text:list-item>
      </text:list>
      <text:p text:style-name="P12"/>
      <text:p text:style-name="P12"><text:span text:style-name="T18">Recordeu que aquest esquema és orientatiu,i pot variar en funció de cada projecte.</text:span></text:p>
      <text:p text:style-name="P12"/>
      <text:p text:style-name="P1"><text:bookmark text:name="_yc8eif6pf8ip"/>4. Desenvolupament de la solució</text:p>
      <text:p text:style-name="P12">Aquest apartat es correspondrà a la documentació generada a la <text:span text:style-name="T4">Fase 4. Desenvolupament del software</text:span>, i dependrà en gran mesura de la metodologia que heu utilitzat i com heu fet la planificació. </text:p>
      <text:p text:style-name="P12">Caldrà tenir en compte també altres aspectes com la dotació de recursos, equips, maquinari, la configuració específica dels sistemes, etc.</text:p>
      <text:p text:style-name="P12">Tot i que no haurue d’afegir tot el codi font de la solució desenvolupada, convé explicar aquelles parts que considereu més interessants, importants o complexes, i referenciar-les al codi complet, en algun repositori com Github.</text:p>
      <text:p text:style-name="P12"/>
      <text:p text:style-name="P12"/>
      <text:p text:style-name="P12"/>
      <text:p text:style-name="P1"><text:bookmark text:name="_a85aezk1vfj7"/>5. Prova de software</text:p>
      <text:p text:style-name="P2"><text:bookmark text:name="_jg4uogxdcfjd"/><text:span text:style-name="T13">En aquest apartat documentarem la </text:span><text:span text:style-name="T14">fase 5 Prova de software</text:span><text:span text:style-name="T13">, comentant les tècniques utilitzades i el seu resultat.</text:span></text:p>
      <text:p text:style-name="normal"/>
      <text:p text:style-name="normal"/>
      <text:p text:style-name="P2"><text:bookmark text:name="_803ooybigzir"/></text:p>
      <text:p text:style-name="P2"><text:bookmark text:name="_xq813njsnpu3"/></text:p>
      <text:p text:style-name="P1"><text:bookmark text:name="_u85fsxpyasuy"/>6. Implantació de la solució</text:p>
      <text:p text:style-name="P12">Una vegada tenim la solució desenvolupada, passem a implantar aquesta en l’organització o entitat per a la què s’haja realitzat. En cas que es tracte d’un projecte propi, cadria indicar com podríen posar-lo en marxa en qualsevol organització, mitjançant guíes d’instal·lació i manuals d’usuari.</text:p>
      <text:p text:style-name="P5"><text:bookmark text:name="_5pwu57seqfr5"/></text:p>
      <text:p text:style-name="P3"><text:bookmark text:name="_xmk6e5962drw"/><text:span text:style-name="T13">En aquest apartat documentarem la </text:span><text:span text:style-name="T14">fase 6 Implantació</text:span><text:span text:style-name="T13">, comentant les tècniques utilitzades i el seu resultat. També podeu comentar qualsevol aspecte sobre la fase de manteniment necessari o bé sobre la publicació de l’aplicació (repositoris personals, PlayStore, etc)</text:span></text:p>
      <text:p text:style-name="P12"/>
      <text:p text:style-name="P6"><text:bookmark text:name="_iangrbvkucf"/>6.1. Definir les fases d'implantació/migració</text:p>
      <text:p text:style-name="P12">Indicarem en quines fases es dividirà la implantació del sistema nou. <text:s/>Generalment, en organitzacions mitjanes i grans, no s’implanta tot el sistema d’una, sinò que es fa per departaments o seccions, de manera que cal planificar aquesta migració.</text:p>
      <text:p text:style-name="P6"><text:bookmark text:name="_k03ox6nrytmf"/>6.2. Inventari de maquinari i programari</text:p>
      <text:p text:style-name="P12">Indicarem el maquinari i programari de què disposarem.</text:p>
      <text:p text:style-name="P12"/>
      <text:p text:style-name="P6"><text:bookmark text:name="_lg2ri7mnis1a"/>6.3. Diagrames de xarxa i estructura</text:p>
      <text:p text:style-name="P12">Com queda la xarxa estructurada després de la posta en funcionament de la solució.</text:p>
      <text:p text:style-name="P12"/>
      <text:p text:style-name="P6"><text:bookmark text:name="_imtrhmggci4e"/>6.4. Migració/Implantació de serveis</text:p>
      <text:p text:style-name="P27">Indicarem els passos per tal de realitzar la migració o implantació dels diferents serveis.</text:p>
      <text:p text:style-name="P12"/>
      <text:p text:style-name="P6"><text:bookmark text:name="_f3fdap7b61od"/>6.5. Formació, comunicació i suport a l'usuari</text:p>
      <text:p text:style-name="P12">Caldrà pensar en la formació que es dóna als usuaris i el suport que aquests tindran.</text:p>
      <text:p text:style-name="P12"/>
      <text:p text:style-name="P6"><text:bookmark text:name="_fuamsamsu8tg"/>6.6. Calendari d'execució</text:p>
      <text:p text:style-name="P12">Finalment, caldrà indicar quin serà el calendari d’implantació de les diferents fases de la solució.</text:p>
      <text:p text:style-name="P12"/>
      <text:p text:style-name="P12"/>
      <text:p text:style-name="P2"><text:bookmark text:name="_gzqx3lklsrl3"/><text:soft-page-break/>7. Conclusions i treballs futurs</text:p>
      <text:p text:style-name="P27">Com a últim apartat, deixarem un apartat per indicar, a mode de resum què s’ha fet en el projecte, així com possibilitats de millora o futures ampliacions que aquest podrà tindre.</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3" style:family="table">
      <style:table-properties style:width="19.711cm" fo:margin-left="-1.863cm" fo:margin-top="0cm" fo:margin-bottom="0cm" fo:break-before="auto" fo:break-after="auto" table:align="left" style:writing-mode="lr-tb"/>
    </style:style>
    <style:style style:name="Tabla3.A" style:family="table-column">
      <style:table-column-properties style:column-width="9.313cm"/>
    </style:style>
    <style:style style:name="Tabla3.B" style:family="table-column">
      <style:table-column-properties style:column-width="0.898cm"/>
    </style:style>
    <style:style style:name="Tabla3.C" style:family="table-column">
      <style:table-column-properties style:column-width="9.5cm"/>
    </style:style>
    <style:style style:name="Tabla3.1" style:family="table-row">
      <style:table-row-properties style:min-row-height="1.552cm" fo:keep-together="auto"/>
    </style:style>
    <style:style style:name="Tabla3.A1" style:family="table-cell">
      <style:table-cell-properties style:vertical-align="" fo:background-color="transparent" fo:padding="0.176cm" fo:border="1pt solid #ffffff">
        <style:background-image/>
      </style:table-cell-properties>
    </style:style>
    <style:style style:name="MP1" style:family="paragraph" style:parent-style-name="normal">
      <style:paragraph-properties fo:text-align="justify" style:justify-single-word="false" fo:break-before="auto" fo:break-after="auto"/>
    </style:style>
    <style:style style:name="MP2" style:family="paragraph" style:parent-style-name="normal">
      <style:paragraph-properties fo:orphans="0" fo:widows="0"/>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MP4" style:family="paragraph" style:parent-style-name="normal">
      <style:paragraph-properties fo:text-align="end" style:justify-single-word="false" fo:orphans="0" fo:widows="0"/>
    </style:style>
    <style:style style:name="MP5" style:family="paragraph" style:parent-style-name="normal">
      <style:paragraph-properties fo:text-align="end" style:justify-single-word="false" fo:break-before="auto" fo:break-after="auto"/>
    </style:style>
    <style:style style:name="MP6" style:family="paragraph" style:parent-style-name="normal">
      <style:paragraph-properties fo:text-align="center" style:justify-single-word="false" fo:break-before="auto" fo:break-after="auto"/>
    </style:style>
    <style:style style:name="MP7" style:family="paragraph" style:parent-style-name="normal">
      <style:paragraph-properties fo:break-before="auto" fo:break-after="auto"/>
    </style:style>
    <style:style style:name="MP8" style:family="paragraph" style:parent-style-name="normal">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style>
    <style:style style:name="MT1" style:family="text">
      <style:text-properties fo:font-weight="bold" style:font-weight-asian="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image1.png" text:anchor-type="as-char" svg:width="5.133cm" svg:height="1.446cm" draw:z-index="8"><draw:image xlink:href="Pictures/10000001000009C4000002C47B3F1F1FDF940279.png" xlink:type="simple" xlink:show="embed" xlink:actuate="onLoad" draw:mime-type="image/png"/></draw:frame></text:p>
            </table:table-cell>
            <table:table-cell table:style-name="Tabla3.A1" office:value-type="string">
              <text:p text:style-name="MP3"/>
            </table:table-cell>
            <table:table-cell table:style-name="Tabla3.A1" office:value-type="string">
              <text:p text:style-name="MP4"><text:span text:style-name="MT1">Nom del Projecte.</text:span> Nom de l’alumne.</text:p>
            </table:table-cell>
          </table:table-row>
        </table:table>
        <text:p text:style-name="MP5"/>
      </style:header>
      <style:footer>
        <text:p text:style-name="MP6"><text:page-number text:select-page="current">9</text:page-number><text:s/>de <text:page-count>10</text:page-count></text:p>
      </style:footer>
    </style:master-page>
    <style:master-page style:name="First_20_Page" style:display-name="First Page" style:page-layout-name="Mpm1" draw:style-name="Mdp1" style:next-style-name="Standard">
      <style:header>
        <text:p text:style-name="MP7"/>
      </style:header>
      <style:footer>
        <text:p text:style-name="MP8"><draw:frame draw:style-name="Mfr1" draw:name="Imagen2" text:anchor-type="as-char" svg:width="7.151cm" svg:height="2.027cm" draw:z-index="9"><draw:image xlink:href="Pictures/10000001000009C4000002C47B3F1F1FDF940279.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12T16:51:17.485147144</dc:date>
    <meta:editing-duration>PT10M29S</meta:editing-duration>
    <meta:editing-cycles>1</meta:editing-cycles>
    <meta:generator>LibreOffice/7.3.7.2$Linux_X86_64 LibreOffice_project/30$Build-2</meta:generator>
    <meta:document-statistic meta:table-count="3" meta:image-count="2" meta:object-count="0" meta:page-count="10" meta:paragraph-count="124" meta:word-count="1335" meta:character-count="8490" meta:non-whitespace-character-count="7276"/>
  </office:meta>
</office:document-meta>
</file>